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0c1c6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e1887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ea959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0672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11b492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13c952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1c06eb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01d80cd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1f6da8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cabcd" officeooo:paragraph-rsid="000cabc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cabcd" officeooo:paragraph-rsid="0010672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0cabcd" officeooo:paragraph-rsid="0013c952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0cabcd" officeooo:paragraph-rsid="001d80cd"/>
    </style:style>
    <style:style style:name="P14" style:family="paragraph" style:parent-style-name="Standard">
      <style:paragraph-properties fo:text-align="end" style:justify-single-word="false" style:writing-mode="rl-tb"/>
      <style:text-properties fo:font-weight="bold" officeooo:rsid="000ab543" officeooo:paragraph-rsid="000ab543" style:font-weight-asian="bold" style:font-size-complex="18pt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0e1887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0672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3c95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fo:font-size="13pt" fo:font-weight="bold" officeooo:rsid="000e1887" officeooo:paragraph-rsid="001d80c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fo:font-weight="bold" officeooo:rsid="0013c952" officeooo:paragraph-rsid="0013c952" style:font-size-asian="12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0ea95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0672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1650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1b49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3c9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fo:font-weight="normal" officeooo:rsid="000ea959" officeooo:paragraph-rsid="001d80c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0c1c6b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0672d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3c952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normal" officeooo:rsid="000c1c6b" officeooo:paragraph-rsid="001d80cd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125e6d" officeooo:paragraph-rsid="00125e6d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125e6d" officeooo:paragraph-rsid="0013c952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0125e6d" officeooo:paragraph-rsid="001d80cd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0184bcd" officeooo:paragraph-rsid="00184bcd"/>
    </style:style>
    <style:style style:name="T1" style:family="text">
      <style:text-properties officeooo:rsid="000c1c6b"/>
    </style:style>
    <style:style style:name="T2" style:family="text">
      <style:text-properties officeooo:rsid="000cabcd"/>
    </style:style>
    <style:style style:name="T3" style:family="text">
      <style:text-properties officeooo:rsid="000cabcd" style:font-size-complex="14pt"/>
    </style:style>
    <style:style style:name="T4" style:family="text">
      <style:text-properties officeooo:rsid="0010672d" style:font-size-complex="14pt"/>
    </style:style>
    <style:style style:name="T5" style:family="text">
      <style:text-properties officeooo:rsid="0013ca4d" style:font-size-complex="14pt"/>
    </style:style>
    <style:style style:name="T6" style:family="text">
      <style:text-properties officeooo:rsid="000e1887"/>
    </style:style>
    <style:style style:name="T7" style:family="text">
      <style:text-properties fo:font-size="13pt" fo:font-weight="bold" officeooo:rsid="000e1887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0ea959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1c6b" style:font-weight-asian="bold" style:font-weight-complex="bold"/>
    </style:style>
    <style:style style:name="T11" style:family="text">
      <style:text-properties fo:font-weight="bold" officeooo:rsid="0010672d" style:font-weight-asian="bold" style:font-weight-complex="bold"/>
    </style:style>
    <style:style style:name="T12" style:family="text">
      <style:text-properties fo:font-weight="bold" officeooo:rsid="0011b492" style:font-weight-asian="bold" style:font-weight-complex="bold"/>
    </style:style>
    <style:style style:name="T13" style:family="text">
      <style:text-properties fo:font-weight="bold" officeooo:rsid="001c06eb" style:font-weight-asian="bold" style:font-weight-complex="bold"/>
    </style:style>
    <style:style style:name="T14" style:family="text">
      <style:text-properties officeooo:rsid="00116504"/>
    </style:style>
    <style:style style:name="T15" style:family="text">
      <style:text-properties officeooo:rsid="0011b492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ea95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1b492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1650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3ca4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5736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5a7f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6e19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aff1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c06e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d80c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84bc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f345c" style:font-size-asian="12pt" style:font-weight-asian="normal" style:font-size-complex="12pt" style:font-weight-complex="normal"/>
    </style:style>
    <style:style style:name="T29" style:family="text">
      <style:text-properties fo:font-size="12pt" fo:font-weight="bold" officeooo:rsid="0011b49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862d4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9c4ca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f6da8" style:font-size-asian="12pt" style:font-weight-asian="bold" style:font-size-complex="12pt" style:font-weight-complex="bold"/>
    </style:style>
    <style:style style:name="T33" style:family="text">
      <style:text-properties officeooo:rsid="001c06eb"/>
    </style:style>
    <style:style style:name="T34" style:family="text">
      <style:text-properties officeooo:rsid="001d80cd"/>
    </style:style>
    <style:style style:name="T35" style:family="text">
      <style:text-properties officeooo:rsid="001f345c"/>
    </style:style>
    <style:style style:name="T36" style:family="text">
      <style:text-properties officeooo:rsid="001f6d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0</text:p>
      <text:p text:style-name="P2"><text:a xlink:type="simple" xlink:href="../../../20476_discrete_math/Exams/2020/מבחן%20בדידה.pdf" text:style-name="Internet_20_link" text:visited-style-name="Visited_20_Internet_20_Link"><text:span text:style-name="T3">פברואר</text:span></text:a></text:p>
      <text:p text:style-name="P15">חלק א’ – שאלת חובה (21 נק’)</text:p>
      <text:p text:style-name="P26">1.</text:p>
      <text:p text:style-name="P1"><text:span text:style-name="T1"><text:tab/>א. </text:span><text:span text:style-name="T10">לוגיקה</text:span><text:span text:style-name="T1"> (6 נק’)</text:span></text:p>
      <text:p text:style-name="P10"><text:tab/>ב. <text:span text:style-name="T9">קבוצות</text:span> (powersets, קרטזית) (7 נק’)</text:p>
      <text:p text:style-name="P10"><text:tab/>ג. <text:span text:style-name="T9">גרפים</text:span> (6 נק’)</text:p>
      <text:p text:style-name="P10"/>
      <text:p text:style-name="P3"><text:span text:style-name="T7">חלק </text:span><text:span text:style-name="T8">ב</text:span><text:span text:style-name="T7">’ – </text:span><text:span text:style-name="T8">שלוש מתוך ארבע</text:span><text:span text:style-name="T7"> (</text:span><text:span text:style-name="T8">27x3 = 81</text:span><text:span text:style-name="T7"> נק’)</text:span></text:p>
      <text:p text:style-name="P22"><text:span text:style-name="T6">2. </text:span><text:span text:style-name="T9">יחסים</text:span> <text:span text:style-name="T15">(27 נק’)</text:span></text:p>
      <text:p text:style-name="P22"><text:tab/><text:span text:style-name="T14">א. </text:span>שקילות, מחלקות</text:p>
      <text:p text:style-name="P22"><text:tab/><text:span text:style-name="T14">ב. </text:span>יחסי סדר (מלא, חלקי), איברים מינ’ מקס’</text:p>
      <text:p text:style-name="P20">3. <text:span text:style-name="T9">פונקציות</text:span> (יוצרת)</text:p>
      <text:p text:style-name="P20">4. <text:span text:style-name="T9">קומבינטוריקה</text:span></text:p>
      <text:p text:style-name="P20">5. <text:span text:style-name="T9">גרפים</text:span></text:p>
      <text:p text:style-name="P20"/>
      <text:p text:style-name="P4"><text:a xlink:type="simple" xlink:href="../../../20476_discrete_math/Exams/2020/490_82.pdf" text:style-name="Internet_20_link" text:visited-style-name="Visited_20_Internet_20_Link"><text:span text:style-name="T4">יולי</text:span></text:a></text:p>
      <text:p text:style-name="P16">חלק א’ – שאלת חובה (21 נק’)</text:p>
      <text:p text:style-name="P27">1.</text:p>
      <text:p text:style-name="P4"><text:span text:style-name="T1"><text:tab/>א. </text:span><text:span text:style-name="T10">לוגיקה</text:span><text:span text:style-name="T1"> (6 נק’)</text:span></text:p>
      <text:p text:style-name="P4"><text:span text:style-name="T2"><text:tab/>ב. </text:span><text:span text:style-name="T11">עוצמות</text:span><text:span text:style-name="T2"> (7 נק’)</text:span></text:p>
      <text:p text:style-name="P11"><text:tab/>ג. <text:span text:style-name="T9">גרפים</text:span> (6 נק’)</text:p>
      <text:p text:style-name="P30"/>
      <text:p text:style-name="P4"><text:span text:style-name="T7">חלק </text:span><text:span text:style-name="T8">ב</text:span><text:span text:style-name="T7">’ – </text:span><text:span text:style-name="T8">שלוש מתוך ארבע</text:span><text:span text:style-name="T7"> (</text:span><text:span text:style-name="T8">27x3 = 81</text:span><text:span text:style-name="T7"> נק’)</text:span></text:p>
      <text:p text:style-name="P22"><text:span text:style-name="T6">2. </text:span><text:span text:style-name="T9">יחסים</text:span><text:span text:style-name="T12"> </text:span><text:span text:style-name="T15">(27 נק’)</text:span></text:p>
      <text:p text:style-name="P22"><text:tab/><text:span text:style-name="T14">א. </text:span>שקילות, מחלקות</text:p>
      <text:p text:style-name="P22"><text:tab/><text:span text:style-name="T14">ב. </text:span>יחסי סדר (מלא, חלקי), איברים מינ’ מקס’</text:p>
      <text:p text:style-name="P21">3. <text:span text:style-name="T9">פונקציות</text:span></text:p>
      <text:p text:style-name="P21"><text:tab/><text:span text:style-name="T14">א. יוצרת </text:span><text:span text:style-name="T15">(9 נק’)</text:span></text:p>
      <text:p text:style-name="P23"><text:tab/><text:span text:style-name="T14">ב. מספר פתרונות המשוואה </text:span><text:span text:style-name="T15">(9 נק’)</text:span></text:p>
      <text:p text:style-name="P23"><text:tab/><text:span text:style-name="T14">ג. מספר פתרונות המשוואה </text:span><text:span text:style-name="T15">(9 נק’)</text:span></text:p>
      <text:p text:style-name="P4"><text:span text:style-name="T17">4. </text:span><text:span text:style-name="T29">פונקציות</text:span></text:p>
      <text:p text:style-name="P5"><text:span text:style-name="T18"><text:tab/>א. מספר הפונקציות</text:span><text:span text:style-name="T19"> </text:span><text:span text:style-name="T18">(14 נק’)</text:span></text:p>
      <text:p text:style-name="P5"><text:span text:style-name="T18"><text:tab/>ב. מספר הפונקציות</text:span><text:span text:style-name="T19"> </text:span><text:span text:style-name="T18">(13 נק’)</text:span></text:p>
      <text:p text:style-name="P21">5. <text:span text:style-name="T9">גרפים</text:span></text:p>
      <text:p text:style-name="P20"/>
      <text:p text:style-name="P19">2019</text:p>
      <text:p text:style-name="P6"><text:a xlink:type="simple" xlink:href="../../../20476_discrete_math/Exams/2019/2019a2_m83.pdf" text:style-name="Internet_20_link" text:visited-style-name="Visited_20_Internet_20_Link"><text:span text:style-name="T34">ינואר (2019a2_m83.pdf)</text:span></text:a></text:p>
      <text:p text:style-name="P17">חלק א’ – שאלת חובה (21 נק’)</text:p>
      <text:p text:style-name="P28">1.</text:p>
      <text:p text:style-name="P6"><text:span text:style-name="T1"><text:tab/>א. </text:span><text:span text:style-name="T10">לוגיקה</text:span><text:span text:style-name="T1"> (6 נק’)</text:span></text:p>
      <text:p text:style-name="P6"><text:span text:style-name="T2"><text:tab/>ב. </text:span><text:span text:style-name="T11">עוצמות</text:span><text:span text:style-name="T2"> (7 נק’)</text:span></text:p>
      <text:p text:style-name="P12"><text:tab/>ג. <text:span text:style-name="T9">גרפים</text:span> (6 נק’)</text:p>
      <text:p text:style-name="P31"/>
      <text:p text:style-name="P6"><text:span text:style-name="T7">חלק </text:span><text:span text:style-name="T8">ב</text:span><text:span text:style-name="T7">’ – </text:span><text:span text:style-name="T8">שלוש מתוך ארבע</text:span><text:span text:style-name="T7"> (</text:span><text:span text:style-name="T8">27x3 = 81</text:span><text:span text:style-name="T7"> נק’)</text:span></text:p>
      <text:p text:style-name="P24"><text:span text:style-name="T6">2. </text:span><text:span text:style-name="T9">יחסים</text:span><text:span text:style-name="T12"> </text:span><text:span text:style-name="T15">(27 נק’)</text:span></text:p>
      <text:p text:style-name="P6"><text:span text:style-name="T17"><text:tab/></text:span><text:span text:style-name="T19">א. </text:span><text:span text:style-name="T20">סדר חלקי (6 נק’)</text:span></text:p>
      <text:p text:style-name="P6"><text:span text:style-name="T17"><text:tab/></text:span><text:span text:style-name="T19">ב. </text:span><text:span text:style-name="T21">איבר קטן, האיברים המכסים את האיבר הקטן (7 נק’)</text:span></text:p>
      <text:p text:style-name="P6"><text:span text:style-name="T21"><text:tab/></text:span><text:span text:style-name="T22">ג. יחסים </text:span><text:span text:style-name="T23">R </text:span><text:span text:style-name="T22">(7 נק’)</text:span></text:p>
      <text:p text:style-name="P33"><text:span text:style-name="T22"><text:tab/></text:span><text:span text:style-name="T16">ד. איברים מקסימליים לגבי סדר חלקי</text:span></text:p>
      <text:p text:style-name="P6"><text:span text:style-name="T17">3. </text:span><text:span text:style-name="T30">קומ</text:span><text:span text:style-name="T31">בינטוריקה</text:span></text:p>
      <text:p text:style-name="P6"><text:soft-page-break/><text:span text:style-name="T17">4. </text:span><text:span text:style-name="T29">פונקציות</text:span></text:p>
      <text:p text:style-name="P6"><text:span text:style-name="T18"><text:tab/>א. מספר הפונקציות</text:span><text:span text:style-name="T19"> </text:span><text:span text:style-name="T18">(</text:span><text:span text:style-name="T25">9</text:span><text:span text:style-name="T18"> נק’)</text:span></text:p>
      <text:p text:style-name="P6"><text:span text:style-name="T18"><text:tab/>ב. מספר הפונקציות</text:span><text:span text:style-name="T19"> </text:span><text:span text:style-name="T18">(</text:span><text:span text:style-name="T25">9</text:span><text:span text:style-name="T18"> נק’)</text:span></text:p>
      <text:p text:style-name="P7"><text:span text:style-name="T18"><text:tab/></text:span><text:span text:style-name="T25">ג</text:span><text:span text:style-name="T18">. </text:span><text:span text:style-name="T25">חד-חד ערכיות</text:span><text:span text:style-name="T19"> </text:span><text:span text:style-name="T18">(</text:span><text:span text:style-name="T25">9</text:span><text:span text:style-name="T18"> נק’)</text:span></text:p>
      <text:p text:style-name="P24">5. <text:span text:style-name="T9">גרפים</text:span></text:p>
      <text:p text:style-name="P24"><text:span text:style-name="T9"/></text:p>
      <text:p text:style-name="P8"><text:a xlink:type="simple" xlink:href="../../../20476_discrete_math/Exams/2019/2019ב_מועד_ב/2019ב%20מועד%20ב%20פתור.pdf" text:style-name="Internet_20_link" text:visited-style-name="Visited_20_Internet_20_Link"><text:span text:style-name="T34">סמסטר ב' מועד ב' (2019ב_מועד_ב/2019ב מועד ב פתור.pdf)</text:span></text:a></text:p>
      <text:p text:style-name="P18">חלק א’ – שאלת חובה (21 נק’)</text:p>
      <text:p text:style-name="P29">1.</text:p>
      <text:p text:style-name="P8"><text:span text:style-name="T1"><text:tab/>א. </text:span><text:span text:style-name="T10">לוגיקה</text:span><text:span text:style-name="T1"> (6 נק’)</text:span></text:p>
      <text:p text:style-name="P8"><text:span text:style-name="T2"><text:tab/>ב. </text:span><text:span text:style-name="T11">עוצמות</text:span><text:span text:style-name="T2"> (7 נק’)</text:span></text:p>
      <text:p text:style-name="P13"><text:tab/>ג. <text:span text:style-name="T9">גרפים</text:span> (6 נק’)</text:p>
      <text:p text:style-name="P32"/>
      <text:p text:style-name="P8"><text:span text:style-name="T7">חלק </text:span><text:span text:style-name="T8">ב</text:span><text:span text:style-name="T7">’ – </text:span><text:span text:style-name="T8">שלוש מתוך ארבע</text:span><text:span text:style-name="T7"> (</text:span><text:span text:style-name="T8">27x3 = 81</text:span><text:span text:style-name="T7"> נק’)</text:span></text:p>
      <text:p text:style-name="P25"><text:span text:style-name="T6">2. </text:span><text:span text:style-name="T9">יחסים</text:span><text:span text:style-name="T12"> </text:span><text:span text:style-name="T15">(27 נק’)</text:span></text:p>
      <text:p text:style-name="P8"><text:span text:style-name="T17"><text:tab/></text:span><text:span text:style-name="T19">א. </text:span><text:span text:style-name="T26">יחס שקילות, מחלקות (14</text:span><text:span text:style-name="T20"> נק’)</text:span></text:p>
      <text:p text:style-name="P8"><text:span text:style-name="T17"><text:tab/></text:span><text:span text:style-name="T19">ב. </text:span><text:span text:style-name="T28">יחס סדר חלקי / מלא, איבר מינ’ מקס’, קבוצה סדורה (13 נק’)</text:span></text:p>
      <text:p text:style-name="P8"><text:span text:style-name="T17">3. </text:span><text:span text:style-name="T32">פונקציות</text:span></text:p>
      <text:p text:style-name="P25"><text:tab/><text:span text:style-name="T14">א. יוצרת </text:span><text:span text:style-name="T15">(</text:span><text:span text:style-name="T36">14</text:span><text:span text:style-name="T15"> נק’)</text:span></text:p>
      <text:p text:style-name="P25"><text:tab/><text:span text:style-name="T14">ב. מספר פתרונות המשוואה </text:span><text:span text:style-name="T15">(</text:span><text:span text:style-name="T36">14</text:span><text:span text:style-name="T15"> נק’)</text:span></text:p>
      <text:p text:style-name="P9"><text:span text:style-name="T17">4. </text:span><text:span text:style-name="T30">קומ</text:span><text:span text:style-name="T31">בינטוריקה</text:span></text:p>
      <text:p text:style-name="P25"><text:span text:style-name="T9">5. גרפי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0:49:27.602283312</meta:creation-date>
    <meta:generator>LibreOffice/6.4.6.2$Linux_X86_64 LibreOffice_project/40$Build-2</meta:generator>
    <dc:date>2020-10-03T12:19:57.974595272</dc:date>
    <meta:editing-duration>PT59M48S</meta:editing-duration>
    <meta:editing-cycles>23</meta:editing-cycles>
    <meta:document-statistic meta:table-count="0" meta:image-count="0" meta:object-count="0" meta:page-count="2" meta:paragraph-count="66" meta:word-count="287" meta:character-count="1401" meta:non-whitespace-character-count="1140"/>
  </office:meta>
</office:document-meta>
</file>